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Auditor</text:p>
      <text:p text:style-name="Standard"/>
      <text:p text:style-name="Standard">I don't think this character deserves an entire 12 page disertation. Should we make the effeminate and ineffectual? No. I don't think so. This is the first time We see the company- should be a problem. </text:p>
      <text:p text:style-name="Standard"/>
      <text:p text:style-name="Standard">Effectual but not robust- Where joaquin is robust and cares for his people The auditor only care how closely he can cut to the bone without killing the victim. How much meat can he excize before things begin to fall apart. <text:line-break/><text:line-break/>Thin fingers that would weild a scalpel with ease and saw nothing but fat in each person he passes. <text:line-break/><text:line-break/>Show that with a conversation with joaquin. </text:p>
      <text:p text:style-name="Standard"/>
      <text:p text:style-name="Standard">Your people seem in unusually good health. Everyone is in good trim and well heeled. You're either skimping in your maintenance, finding other means of trading and not reporting it, or not passing along <text:s/>enough earnings. I will find out which one, and you will rectify it before I leave. <text:line-break/><text:line-break/>What is his motivation? He get's fat off of the extras he finds. He get's to keep a percentage- so he is motivated to look ever so closely at the books, survey, and find things. He has done this with a dozen different trader ships and groups so he knows most of what we're doing. <text:line-break/><text:line-break/>Opposite Mantis who understands the system even better than he does. <text:line-break/><text:line-break/>Maybe a little like the guards in the german POW movies. Angry, at war, a little more... </text:p>
      <text:p text:style-name="Standard"/>
      <text:p text:style-name="Standard">cigarette. And Amon Goth. Disgusted with the people What happens to him? <text:line-break/><text:line-break/>Silk murders him almost instantly. They people know what this is and they have no qualms about going the whole hog right out the gate. They have proticals for these things. <text:line-break/><text:line-break/>What does he represent? He represents the companies ugly introustion on the people's lives. Are they that good? No but that doesn't mean that these people deserve that. Broken systems everywhere. <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23T09:50:47.39</meta:creation-date>
    <meta:generator>OpenOffice/4.1.11$Win32 OpenOffice.org_project/4111m1$Build-9808</meta:generator>
    <meta:document-statistic meta:table-count="0" meta:image-count="0" meta:object-count="0" meta:page-count="1" meta:paragraph-count="5" meta:word-count="312" meta:character-count="1764"/>
    <dc:date>2023-01-23T10:23:16.44</dc:date>
    <dc:creator>Blake Stanger</dc:creator>
    <meta:editing-duration>PT32M29S</meta:editing-duration>
    <meta:editing-cycles>1</meta:editing-cycles>
  </office:meta>
</office:document-meta>
</file>